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Noto Sans CJK JP Regular" svg:font-family="&quot;Noto Sans CJK JP Regular&quot;"/>
    <style:font-face style:name="맑은 고딕" svg:font-family="&quot;맑은 고딕&quot;"/>
    <style:font-face style:name="돋움" svg:font-family="돋움"/>
  </office:font-face-decls>
  <office:automatic-styles>
    <style:style style:name="ce1" style:family="table-cell" style:parent-style-name="Default" style:data-style-name="N0"/>
    <style:style style:name="ce2" style:family="table-cell" style:parent-style-name="_48372__53685_" style:data-style-name="N0">
      <style:table-cell-properties fo:border="thin solid #000000" style:vertical-align="middle" fo:background-color="#FFEB9C" style:repeat-content="false"/>
      <style:paragraph-properties fo:text-align="center"/>
      <style:text-properties fo:color="#9C6500" style:font-name="맑은 고딕" style:font-name-asian="맑은 고딕" style:font-name-complex="맑은 고딕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/>
      <style:text-properties style:font-name="돋움" style:font-name-asian="돋움" style:font-name-complex="돋움" style:font-family-generic="modern"/>
    </style:style>
    <style:style style:name="T1" style:family="text" style:parent-style-name="Default">
      <style:text-properties fo:color="#000000" style:text-line-through-style="none" style:font-name="Noto Sans CJK JP Regular" style:font-name-asian="Noto Sans CJK JP Regular" style:font-name-complex="Noto Sans CJK JP Regular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돋움" style:font-name-asian="돋움" style:font-name-complex="돋움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돋움" style:font-name-asian="돋움" style:font-name-complex="돋움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2.7025cm"/>
    </style:style>
    <style:style style:name="co3" style:family="table-column">
      <style:table-column-properties fo:break-before="auto" style:column-width="10.37166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시트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조</text:p>
          </table:table-cell>
          <table:table-cell office:value-type="string" table:style-name="ce2">
            <text:p>주제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조</text:p>
          </table:table-cell>
          <table:table-cell office:value-type="string" table:style-name="ce4">
            <text:p><text:span text:style-name="T2">스마트</text:span><text:s/><text:span text:style-name="T2">미러볼</text:span>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조</text:p>
          </table:table-cell>
          <table:table-cell office:value-type="string" table:style-name="ce4">
            <text:p><text:span text:style-name="T2">다기능</text:span><text:s/><text:span text:style-name="T2">시계</text:span><text:s/>-<text:s/><text:span text:style-name="T2">시간</text:span>,<text:s/><text:span text:style-name="T2">온습도</text:span>,<text:s/><text:span text:style-name="T2">알람</text:span><text:s/>&lt;<text:span text:style-name="T2">피에조</text:span><text:s/><text:span text:style-name="T2">부조</text:span>&gt; /<text:s/><text:span text:style-name="T2">세그먼트</text:span>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3조</text:p>
          </table:table-cell>
          <table:table-cell office:value-type="string" table:style-name="ce4">
            <text:p>온습도 센서 , LCD &lt; 표정으로 보는 온도&gt;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4조</text:p>
          </table:table-cell>
          <table:table-cell office:value-type="string" table:style-name="ce5">
            <text:p>경북대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5조</text:p>
          </table:table-cell>
          <table:table-cell office:value-type="string" table:style-name="ce4">
            <text:p>불쾌지수 미리 파악하기 &lt;불쾌지수 공식을 사용하여 불쾌지수 구하기&gt; 환풍기 , 에어컨 /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6조</text:p>
          </table:table-cell>
          <table:table-cell office:value-type="string" table:style-name="ce4">
            <text:p>리듬게임 / 스크레치를 이용한 GUI 프로그래밍 → 점수는 FND를 활용하여 표시 , 터치센서를 활용하여 인터페이스 한다.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7조</text:p>
          </table:table-cell>
          <table:table-cell office:value-type="string" table:style-name="ce4">
            <text:p>스마트 선풍기 &lt; 사람이 없을 때 자동으로 꺼지고 , 환경에 따라 자동으로 실행 &gt;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8조</text:p>
          </table:table-cell>
          <table:table-cell office:value-type="string" table:style-name="ce4">
            <text:p>스마트커튼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9조</text:p>
          </table:table-cell>
          <table:table-cell office:value-type="string" table:style-name="ce4">
            <text:p>센서를 이용한 스마트리모컨 &lt;온습도 , 조도센서 활용하기&gt;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0조</text:p>
          </table:table-cell>
          <table:table-cell office:value-type="string" table:style-name="ce4">
            <text:p>스마트 선풍기 &lt;조도센서&gt;</text:p>
          </table:table-cell>
          <table:table-cell table:number-columns-repeated="16382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Noto Sans CJK JP Regular" svg:font-family="&quot;Noto Sans CJK JP Regular&quot;"/>
    <style:font-face style:name="맑은 고딕" svg:font-family="&quot;맑은 고딕&quot;"/>
    <style:font-face style:name="돋움" svg:font-family="돋움"/>
  </office:font-face-decls>
  <office:styles>
    <number:number-style style:name="N0">
      <number:number number:min-integer-digits="1"/>
    </number:number-style>
    <number:currency-style style:name="N48P0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48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48372__53685_" style:display-name="보통" style:family="table-cell" style:data-style-name="N0">
      <style:table-cell-properties fo:background-color="#FFEB9C"/>
      <style:text-properties fo:color="#9C6500" style:font-name="맑은 고딕" style:font-name-asian="맑은 고딕" style:font-name-complex="맑은 고딕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Noto Sans CJK JP Regular" style:font-name-asian="Noto Sans CJK JP Regular" style:font-name-complex="Noto Sans CJK JP Regular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페이지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oongHwa Jung</meta:initial-creator>
    <dc:creator>JoongHwa Jung</dc:creator>
    <meta:creation-date>2017-10-12T14:04:57Z</meta:creation-date>
    <dc:date>2017-10-23T12:41:25Z</dc:date>
    <meta:editing-cycles>1</meta:editing-cycles>
    <meta:editing-duration>PT431S</meta:editing-duration>
  </office:meta>
</office:document-meta>
</file>